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2e51" officeooo:paragraph-rsid="00092e51"/>
    </style:style>
    <style:style style:name="P2" style:family="paragraph" style:parent-style-name="Standard">
      <style:text-properties officeooo:rsid="000be21c" officeooo:paragraph-rsid="000be21c"/>
    </style:style>
    <style:style style:name="P3" style:family="paragraph" style:parent-style-name="Standard">
      <style:text-properties officeooo:rsid="0012ae4e" officeooo:paragraph-rsid="0012ae4e"/>
    </style:style>
    <style:style style:name="P4" style:family="paragraph" style:parent-style-name="Standard">
      <style:text-properties officeooo:rsid="0013cefa" officeooo:paragraph-rsid="0013cefa"/>
    </style:style>
    <style:style style:name="P5" style:family="paragraph" style:parent-style-name="Standard" style:list-style-name="L1">
      <style:text-properties fo:font-variant="normal" fo:text-transform="none" fo:color="#222222" style:font-name="Arial" fo:font-size="12pt" fo:letter-spacing="normal" fo:font-style="normal" fo:font-weight="normal" officeooo:paragraph-rsid="0013cefa"/>
    </style:style>
    <style:style style:name="P6" style:family="paragraph" style:parent-style-name="Standard" style:list-style-name="L1">
      <style:text-properties fo:font-variant="normal" fo:text-transform="none" fo:color="#222222" style:font-name="Arial" fo:font-size="12pt" fo:letter-spacing="normal" fo:font-style="normal" fo:font-weight="normal" officeooo:rsid="0013cefa" officeooo:paragraph-rsid="0013cefa"/>
    </style:style>
    <style:style style:name="P7" style:family="paragraph" style:parent-style-name="Standard" style:list-style-name="L2">
      <style:text-properties officeooo:rsid="0013cefa" officeooo:paragraph-rsid="0013cefa"/>
    </style:style>
    <style:style style:name="P8" style:family="paragraph" style:parent-style-name="Standard" style:list-style-name="L2">
      <style:text-properties officeooo:rsid="00148574" officeooo:paragraph-rsid="00148574"/>
    </style:style>
    <style:style style:name="P9" style:family="paragraph" style:parent-style-name="Standard" style:list-style-name="L2">
      <style:text-properties officeooo:rsid="0015a5a6" officeooo:paragraph-rsid="0015a5a6"/>
    </style:style>
    <style:style style:name="P10" style:family="paragraph" style:parent-style-name="Standard" style:list-style-name="L3">
      <style:text-properties officeooo:rsid="000be21c" officeooo:paragraph-rsid="000be21c"/>
    </style:style>
    <style:style style:name="P11" style:family="paragraph" style:parent-style-name="Standard" style:list-style-name="L3">
      <style:text-properties officeooo:rsid="000f8b33" officeooo:paragraph-rsid="000f8b33"/>
    </style:style>
    <style:style style:name="P12" style:family="paragraph" style:parent-style-name="Standard" style:list-style-name="L3">
      <style:text-properties officeooo:rsid="000c3e7a" officeooo:paragraph-rsid="000c3e7a"/>
    </style:style>
    <style:style style:name="P13" style:family="paragraph" style:parent-style-name="Standard" style:list-style-name="L3">
      <style:text-properties officeooo:rsid="0012ae4e" officeooo:paragraph-rsid="0012ae4e"/>
    </style:style>
    <style:style style:name="P14" style:family="paragraph" style:parent-style-name="Standard" style:list-style-name="L4">
      <style:text-properties officeooo:rsid="00092e51" officeooo:paragraph-rsid="00092e51"/>
    </style:style>
    <style:style style:name="P15" style:family="paragraph" style:parent-style-name="Standard" style:list-style-name="L4">
      <style:text-properties officeooo:rsid="000b26d4" officeooo:paragraph-rsid="000b26d4"/>
    </style:style>
    <style:style style:name="P16" style:family="paragraph" style:parent-style-name="Standard" style:list-style-name="L4">
      <style:text-properties officeooo:rsid="0017ddaf" officeooo:paragraph-rsid="0017ddaf"/>
    </style:style>
    <style:style style:name="P17" style:family="paragraph" style:parent-style-name="Standard" style:list-style-name="L4">
      <style:text-properties officeooo:rsid="0017f8d8" officeooo:paragraph-rsid="0017f8d8"/>
    </style:style>
    <style:style style:name="T1" style:family="text">
      <style:text-properties officeooo:rsid="000b26d4"/>
    </style:style>
    <style:style style:name="T2" style:family="text">
      <style:text-properties officeooo:rsid="000be21c"/>
    </style:style>
    <style:style style:name="T3" style:family="text">
      <style:text-properties officeooo:rsid="000de3be"/>
    </style:style>
    <style:style style:name="T4" style:family="text">
      <style:text-properties officeooo:rsid="001063f0"/>
    </style:style>
    <style:style style:name="T5" style:family="text">
      <style:text-properties officeooo:rsid="00121c90"/>
    </style:style>
    <style:style style:name="T6" style:family="text">
      <style:text-properties officeooo:rsid="001620b2"/>
    </style:style>
    <style:style style:name="T7" style:family="text">
      <style:text-properties officeooo:rsid="00180d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Założenia gry:</text:p>
      <text:list xml:id="list112753558" text:style-name="L1">
        <text:list-item>
          <text:p text:style-name="P6">plansza składa się z kwadratowych bloków, które potrafią wchodzić w interakcję z różnymi typami pocisków</text:p>
        </text:list-item>
        <text:list-item>
          <text:p text:style-name="P5">kilka rodzajów broni ze znacznie różniącymi się od siebie mechanikami</text:p>
        </text:list-item>
        <text:list-item>
          <text:p text:style-name="P5">ograniczona liczba amunicji do każdej z broni (balans i wyzwanie <text:span text:style-name="T6">dla gracza</text:span>)</text:p>
        </text:list-item>
        <text:list-item>
          <text:p text:style-name="P5">na każdym z poziomów różne cele do realizacji (zabójstwo kogoś; dostarczenie czegoś w konkretne miejsce itp.)</text:p>
        </text:list-item>
      </text:list>
      <text:p text:style-name="P3"/>
      <text:p text:style-name="P3">Docelowe funkcjonalności programu:</text:p>
      <text:list xml:id="list3827960007" text:style-name="L2">
        <text:list-item>
          <text:p text:style-name="P7">możliwość poruszania się góra, dół, lewo, prawo</text:p>
        </text:list-item>
        <text:list-item>
          <text:p text:style-name="P8">możliwość strzelania pociskami</text:p>
        </text:list-item>
        <text:list-item>
          <text:p text:style-name="P8">stworzenie ścian (powierzchni, na których nie może się znajdować)</text:p>
        </text:list-item>
        <text:list-item>
          <text:p text:style-name="P8">od specjalnych ścian pociski będą mogły się odbić</text:p>
        </text:list-item>
        <text:list-item>
          <text:p text:style-name="P8">przeciwnicy będą strzelali lub będą podchodzić aby zranić protagonistę</text:p>
        </text:list-item>
        <text:list-item>
          <text:p text:style-name="P8">pasek życia protagonisty</text:p>
        </text:list-item>
        <text:list-item>
          <text:p text:style-name="P9">plansza, którą będzie widać tylko wycinek; możliwość poruszania się po niej</text:p>
        </text:list-item>
      </text:list>
      <text:p text:style-name="P2"/>
      <text:p text:style-name="P2"/>
      <text:p text:style-name="P2">Używam:</text:p>
      <text:list xml:id="list1137990414" text:style-name="L3">
        <text:list-item>
          <text:p text:style-name="P10">Eclipse IDE</text:p>
        </text:list-item>
        <text:list-item>
          <text:p text:style-name="P10">bibliotek<text:span text:style-name="T3">ę</text:span> libGDX <text:span text:style-name="T5">oraz wchodzące w jego skład biblioteki z ‘Extensions’ (AI, Controllers, Box2d, Tools, Box2dlights)</text:span></text:p>
        </text:list-item>
        <text:list-item>
          <text:p text:style-name="P11">Gradle <text:span text:style-name="T4">(domyślna dla libGDX)</text:span></text:p>
        </text:list-item>
        <text:list-item>
          <text:p text:style-name="P10">Tiled Map Editor <text:span text:style-name="T7">(osobny program)</text:span></text:p>
        </text:list-item>
        <text:list-item>
          <text:p text:style-name="P12">bibliotek<text:span text:style-name="T3">ę</text:span> do testowania Junit</text:p>
        </text:list-item>
        <text:list-item>
          <text:p text:style-name="P13">git (to oczywiste)</text:p>
        </text:list-item>
      </text:list>
      <text:p text:style-name="Standard"/>
      <text:p text:style-name="P1">Wnioski <text:span text:style-name="T1">z eksperymentów</text:span>:</text:p>
      <text:list xml:id="list4002899381" text:style-name="L4">
        <text:list-item>
          <text:p text:style-name="P14">tworzenie projektu gradle używając oprogramowania libGDX używa wersji gradle 4.6, przy której następują problemy w eclipse przy importowaniu projektu. Ani wersja 4.6 ani najnowsza 5.1 nie działały. Zadziałała natomiast wersja 4.10.</text:p>
        </text:list-item>
        <text:list-item>
          <text:p text:style-name="P15">gradle posiada bardziej zaawansowaną składnię, którą można modyfikować swobidniej niż u maven<text:span text:style-name="T2">a</text:span></text:p>
        </text:list-item>
        <text:list-item>
          <text:p text:style-name="P16">extract z eclipse jakoś nie dodaje potrzebnej biblioteki do wykonywalnego jar. Trzeba robić przez komendę z gradle`a</text:p>
        </text:list-item>
        <text:list-item>
          <text:p text:style-name="P17">pisać sobie ściągi do konfiguracji środowiska (która jest straszna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8:39:46.827894161</meta:creation-date>
    <dc:date>2019-04-14T22:27:08.446889573</dc:date>
    <meta:editing-duration>PT17H1M18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235" meta:character-count="1562" meta:non-whitespace-character-count="1373"/>
  </office:meta>
</office:document-meta>
</file>